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8pt" style:font-size-asian="8pt" style:font-size-complex="8pt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Times New Roman" fo:font-size="8pt" style:font-size-asian="8pt" style:font-size-complex="8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P5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6" style:family="paragraph" style:parent-style-name="Standard">
      <style:text-properties style:font-name="Times New Roman" fo:font-size="8pt" style:font-size-asian="8pt" style:font-size-complex="8pt"/>
    </style:style>
    <style:style style:name="T1" style:family="text">
      <style:text-properties fo:font-variant="normal" fo:text-transform="none" fo:color="#303336" style:font-name="Times New Roman" fo:letter-spacing="normal" fo:font-style="normal" fo:font-weight="normal" fo:background-color="#eff0f1"/>
    </style:style>
    <style:style style:name="T2" style:family="text">
      <style:text-properties fo:font-variant="normal" fo:text-transform="none" fo:color="#303336" style:font-name="Times New Roman" fo:font-size="8pt" fo:letter-spacing="normal" fo:font-style="normal" fo:font-weight="normal" fo:background-color="#eff0f1" style:font-size-asian="8pt" style:font-size-complex="8pt"/>
    </style:style>
    <style:style style:name="T3" style:family="text">
      <style:text-properties fo:font-variant="normal" fo:text-transform="none" fo:color="#303336" style:font-name="Times New Roman" fo:font-size="8pt" fo:letter-spacing="normal" fo:background-color="#eff0f1" style:font-size-asian="8pt" style:font-size-complex="8pt"/>
    </style:style>
    <style:style style:name="T4" style:family="text">
      <style:text-properties fo:font-variant="normal" fo:text-transform="none" fo:color="#7d2727" style:font-name="Times New Roman" fo:letter-spacing="normal" fo:font-style="normal" fo:font-weight="normal" fo:background-color="#eff0f1"/>
    </style:style>
    <style:style style:name="T5" style:family="text">
      <style:text-properties fo:font-variant="normal" fo:text-transform="none" fo:color="#7d2727" style:font-name="Times New Roman" fo:font-size="8pt" fo:letter-spacing="normal" fo:font-style="normal" fo:font-weight="normal" fo:background-color="#eff0f1" style:font-size-asian="8pt" style:font-size-complex="8pt"/>
    </style:style>
    <style:style style:name="T6" style:family="text">
      <style:text-properties fo:font-variant="normal" fo:text-transform="none" fo:color="#101094" style:font-name="Times New Roman" fo:font-size="8pt" fo:letter-spacing="normal" fo:font-style="normal" fo:font-weight="normal" fo:background-color="#eff0f1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il å unngå:</text:p>
      <text:p text:style-name="P1">Husk (self) etter definering av funksjoner i klasser.</text:p>
      <text:p text:style-name="P1">Ved bruk av funksjoner må du huske () etter.</text:p>
      <text:p text:style-name="P1">Pass på bruk av _ i class-oppgaver.</text:p>
      <text:p text:style-name="P1"/>
      <text:p text:style-name="P1">OBS: Ikke lag filer som skal importeres der filnavnet inneholder tall.</text:p>
      <text:p text:style-name="P1"/>
      <text:p text:style-name="P1">Funksjoner å kunne:</text:p>
      <text:p text:style-name="P1">count</text:p>
      <text:p text:style-name="P1">git </text:p>
      <text:p text:style-name="P1"/>
      <text:p text:style-name="P2">Adding an element to a dictionary:</text:p>
      <text:p text:style-name="P3"><text:span text:style-name="Source_20_Text"><text:span text:style-name="T1">default_data[</text:span></text:span><text:span text:style-name="Source_20_Text"><text:span text:style-name="T4">'item3'</text:span></text:span><text:span text:style-name="Source_20_Text"><text:span text:style-name="T1">] = </text:span></text:span><text:span text:style-name="Source_20_Text"><text:span text:style-name="T4">3</text:span></text:span></text:p>
      <text:p text:style-name="P4"><text:span text:style-name="Source_20_Text"><text:span text:style-name="T1">default_data.update({</text:span></text:span><text:span text:style-name="Source_20_Text"><text:span text:style-name="T4">'item3'</text:span></text:span><text:span text:style-name="Source_20_Text"><text:span text:style-name="T1">: </text:span></text:span><text:span text:style-name="Source_20_Text"><text:span text:style-name="T4">3, 'item4':4</text:span></text:span><text:span text:style-name="Source_20_Text"><text:span text:style-name="T1">})</text:span></text:span></text:p>
      <text:p text:style-name="P1"/>
      <text:p text:style-name="P2">Iterating over dictionary:</text:p>
      <text:p text:style-name="P3"><text:span text:style-name="Source_20_Text"><text:span text:style-name="T1">d = {</text:span></text:span><text:span text:style-name="Source_20_Text"><text:span text:style-name="T4">'x'</text:span></text:span><text:span text:style-name="Source_20_Text"><text:span text:style-name="T1">: </text:span></text:span><text:span text:style-name="Source_20_Text"><text:span text:style-name="T4">1</text:span></text:span><text:span text:style-name="Source_20_Text"><text:span text:style-name="T1">, </text:span></text:span><text:span text:style-name="Source_20_Text"><text:span text:style-name="T4">'y'</text:span></text:span><text:span text:style-name="Source_20_Text"><text:span text:style-name="T1">: </text:span></text:span><text:span text:style-name="Source_20_Text"><text:span text:style-name="T4">2</text:span></text:span><text:span text:style-name="Source_20_Text"><text:span text:style-name="T1">, </text:span></text:span><text:span text:style-name="Source_20_Text"><text:span text:style-name="T4">'z'</text:span></text:span><text:span text:style-name="Source_20_Text"><text:span text:style-name="T1">: </text:span></text:span><text:span text:style-name="Source_20_Text"><text:span text:style-name="T4">3</text:span></text:span><text:span text:style-name="Source_20_Text"><text:span text:style-name="T1">} </text:span></text:span></text:p>
      <text:p text:style-name="P5"><text:span text:style-name="Source_20_Text"><text:span text:style-name="T6">for</text:span></text:span><text:span text:style-name="Source_20_Text"><text:span text:style-name="T2"> key </text:span></text:span><text:span text:style-name="Source_20_Text"><text:span text:style-name="T6">in</text:span></text:span><text:span text:style-name="Source_20_Text"><text:span text:style-name="T2"> d:</text:span></text:span></text:p>
      <text:p text:style-name="P5"><text:span text:style-name="Source_20_Text"><text:span text:style-name="T3"><text:s text:c="4"/></text:span></text:span><text:span text:style-name="Source_20_Text"><text:span text:style-name="T6">print</text:span></text:span><text:span text:style-name="Source_20_Text"><text:span text:style-name="T2"> key, </text:span></text:span><text:span text:style-name="Source_20_Text"><text:span text:style-name="T5">'corresponds to'</text:span></text:span><text:span text:style-name="Source_20_Text"><text:span text:style-name="T2">, d[key]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n Korvald</meta:initial-creator>
    <meta:creation-date>2017-11-20T20:15:20.80</meta:creation-date>
    <dc:date>2017-12-05T21:51:36.78</dc:date>
    <dc:creator>Eirin Korvald</dc:creator>
    <meta:editing-duration>PT1H53M53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15" meta:word-count="75" meta:character-count="453"/>
  </office:meta>
</office:document-meta>
</file>